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A0000010DFEF2C8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draw:fill="none" fo:min-height="0.78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family="Symbol" style:font-pitch="variable" style:font-charset="x-symbol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style:text-position="super 58%" fo:font-family="Symbol" style:font-pitch="variable" style:font-charset="x-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2cm" svg:height="14.605cm" svg:x="3.81cm" svg:y="4.445cm">
          <draw:image xlink:href="Pictures/100000000000019A0000010DFEF2C8B7.png" xlink:type="simple" xlink:show="embed" xlink:actuate="onLoad">
            <text:p/>
          </draw:image>
        </draw:frame>
        <draw:frame draw:style-name="gr2" draw:text-style-name="P2" draw:layer="layout" svg:width="3.343cm" svg:height="1.03cm" svg:x="13.335cm" svg:y="17.895cm">
          <draw:text-box>
            <text:p text:style-name="P2">Time (<text:span text:style-name="T1">m</text:span>s)</text:p>
          </draw:text-box>
        </draw:frame>
        <draw:frame draw:style-name="gr2" draw:text-style-name="P2" draw:layer="layout" svg:width="1.704cm" svg:height="0.962cm" draw:transform="rotate (1.5707963267946) translate (4.224cm 12.308cm)">
          <draw:text-box>
            <text:p text:style-name="P2">n (t)</text:p>
          </draw:text-box>
        </draw:frame>
        <draw:frame draw:style-name="gr3" draw:text-style-name="P2" draw:layer="layout" svg:width="1.87cm" svg:height="1.03cm" svg:x="9.465cm" svg:y="6.16cm">
          <draw:text-box>
            <text:p text:style-name="P2"><text:span text:style-name="T1">m</text:span><text:span text:style-name="T2">d - </text:span></text:p>
          </draw:text-box>
        </draw:frame>
        <draw:frame draw:style-name="gr3" draw:text-style-name="P2" draw:layer="layout" svg:width="2.225cm" svg:height="1.03cm" svg:x="8.789cm" svg:y="9.56cm">
          <draw:text-box>
            <text:p text:style-name="P2"><text:span text:style-name="T1">m</text:span><text:span text:style-name="T2">d - <text:s text:c="2"/></text:span></text:p>
          </draw:text-box>
        </draw:frame>
        <draw:line draw:style-name="gr4" draw:text-style-name="P1" draw:layer="layout" svg:x1="10.43cm" svg:y1="10.576cm" svg:x2="10.43cm" svg:y2="9.56cm">
          <text:p/>
        </draw:line>
        <draw:line draw:style-name="gr4" draw:text-style-name="P1" draw:layer="layout" svg:x1="10.83cm" svg:y1="10.576cm" svg:x2="10.83cm" svg:y2="9.56cm">
          <text:p/>
        </draw:line>
        <draw:line draw:style-name="gr4" draw:text-style-name="P1" draw:layer="layout" svg:x1="11.905cm" svg:y1="7.036cm" svg:x2="11.905cm" svg:y2="6.02cm">
          <text:p/>
        </draw:line>
        <draw:line draw:style-name="gr5" draw:text-style-name="P1" draw:layer="layout" svg:x1="11.505cm" svg:y1="6.22cm" svg:x2="11.505cm" svg:y2="7.236cm">
          <text:p/>
        </draw:line>
        <draw:frame draw:style-name="gr6" draw:text-style-name="P2" draw:layer="layout" svg:width="3.591cm" svg:height="1.031cm" svg:x="13.854cm" svg:y="13.494cm">
          <draw:text-box>
            <text:p text:style-name="P2"><text:span text:style-name="T1">m</text:span><text:span text:style-name="T3">3</text:span><text:span text:style-name="T2">He</text:span></text:p>
          </draw:text-box>
        </draw:frame>
        <draw:frame draw:style-name="gr3" draw:text-style-name="P2" draw:layer="layout" svg:width="1.484cm" svg:height="1.03cm" svg:x="15.24cm" svg:y="8.89cm">
          <draw:text-box>
            <text:p text:style-name="P2"><text:span text:style-name="T1">m</text:span><text:span text:style-name="T2">d 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31T14:36:52</meta:creation-date>
    <meta:editing-duration>PT3M44S</meta:editing-duration>
    <meta:editing-cycles>2</meta:editing-cycles>
    <dc:date>2014-03-31T15:13:08</dc:date>
    <meta:document-statistic meta:object-count="34"/>
    <meta:generator>OpenOffice.org/3.3$Linux OpenOffice.org_project/330m20$Build-9567</meta:generator>
  </office:meta>
</office:document-meta>
</file>